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3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1" table:style-name="ta1">
        <table:shapes>
          <draw:frame draw:z-index="0" draw:style-name="gr1" draw:text-style-name="P1" svg:width="15.999cm" svg:height="8.999cm" svg:x="14.365cm" svg:y="4.564cm">
            <draw:object draw:notify-on-update-of-ranges="1_1.B111:1_1.C1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066cm" svg:height="10.401cm" svg:x="11.622cm" svg:y="0.361cm">
            <draw:object draw:notify-on-update-of-ranges="1_1.C45:1_1.C145 1_1.B45:1_1.B1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ATTRIBUT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1:MatTau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2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3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4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5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6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COMMENT:;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SWITCH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MAPPINGS:0,0,0,2,1,4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SETUP:RES4P <text:s/>06/18/2015 <text:s/>11:02:31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DATE:06/18/2015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TIME:11:02:31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CONDITIONS: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UNIT:</text:p>
          </table:table-cell>
          <table:table-cell table:style-name="ce1" office:value-type="string" calcext:value-type="string">
            <text:p>SMU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MODE: SWEEP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START:</text:p>
          </table:table-cell>
          <table:table-cell office:value-type="float" office:value="-0.1" calcext:value-type="float">
            <text:p>-1,00E-00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STOP:</text:p>
          </table:table-cell>
          <table:table-cell office:value-type="float" office:value="0.1" calcext:value-type="float">
            <text:p>1,00E-001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PNTS:</text:p>
          </table:table-cell>
          <table:table-cell table:style-name="ce1" office:value-type="float" office:value="101" calcext:value-type="float">
            <text:p>1,01E+002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STEP:</text:p>
          </table:table-cell>
          <table:table-cell office:value-type="float" office:value="0.002" calcext:value-type="float">
            <text:p>2,00E-003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UNIT:</text:p>
          </table:table-cell>
          <table:table-cell table:style-name="ce1" office:value-type="string" calcext:value-type="string">
            <text:p>SMU3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MODE: CONST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VALUE:</text:p>
          </table:table-cell>
          <table:table-cell table:style-name="ce1" office:value-type="float" office:value="0" calcext:value-type="float">
            <text:p>0,00E+000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UNIT:</text:p>
          </table:table-cell>
          <table:table-cell table:style-name="ce1" office:value-type="string" calcext:value-type="string">
            <text:p>SMU2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MODE: CONST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VALUE:</text:p>
          </table:table-cell>
          <table:table-cell table:style-name="ce1" office:value-type="float" office:value="0" calcext:value-type="float">
            <text:p>0,00E+000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UNIT:</text:p>
          </table:table-cell>
          <table:table-cell table:style-name="ce1" office:value-type="string" calcext:value-type="string">
            <text:p>SMU4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MODE: CONST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VALUE:</text:p>
          </table:table-cell>
          <table:table-cell table:style-name="ce1" office:value-type="float" office:value="0" calcext:value-type="float">
            <text:p>0,00E+000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DATA: <text:s/>RES4P <text:s/>06/18/2015 <text:s/>11:02:31</text:p>
          </table:table-cell>
          <table:table-cell table:style-name="ce1" table:number-columns-repeated="3"/>
          <table:table-cell table:number-columns-repeated="2"/>
        </table:table-row>
        <table:table-row table:style-name="ro2">
          <table:table-cell table:style-name="ce1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B</text:p>
          </table:table-cell>
          <table:table-cell table:style-name="ce1" office:value-type="string" calcext:value-type="string">
            <text:p>IA</text:p>
          </table:table-cell>
          <table:table-cell table:style-name="ce1"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office:value-type="float" office:value="-0.1" calcext:value-type="float">
            <text:p>-1,00E-001</text:p>
          </table:table-cell>
          <table:table-cell office:value-type="float" office:value="-0.0732" calcext:value-type="float">
            <text:p>-7,32E-002</text:p>
          </table:table-cell>
          <table:table-cell office:value-type="float" office:value="-0.00041619" calcext:value-type="float">
            <text:p>-4,16E-004</text:p>
          </table:table-cell>
          <table:table-cell office:value-type="float" office:value="175.881208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-0.098" calcext:value-type="float">
            <text:p>-9,80E-002</text:p>
          </table:table-cell>
          <table:table-cell office:value-type="float" office:value="-0.0708" calcext:value-type="float">
            <text:p>-7,08E-002</text:p>
          </table:table-cell>
          <table:table-cell office:value-type="float" office:value="-0.00040795" calcext:value-type="float">
            <text:p>-4,08E-004</text:p>
          </table:table-cell>
          <table:table-cell office:value-type="float" office:value="173.55068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96" calcext:value-type="float">
            <text:p>-9,60E-002</text:p>
          </table:table-cell>
          <table:table-cell office:value-type="float" office:value="-0.07" calcext:value-type="float">
            <text:p>-7,00E-002</text:p>
          </table:table-cell>
          <table:table-cell office:value-type="float" office:value="-0.00039961" calcext:value-type="float">
            <text:p>-4,00E-004</text:p>
          </table:table-cell>
          <table:table-cell office:value-type="float" office:value="175.170792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94" calcext:value-type="float">
            <text:p>-9,40E-002</text:p>
          </table:table-cell>
          <table:table-cell office:value-type="float" office:value="-0.0676" calcext:value-type="float">
            <text:p>-6,76E-002</text:p>
          </table:table-cell>
          <table:table-cell office:value-type="float" office:value="-0.00039152" calcext:value-type="float">
            <text:p>-3,92E-004</text:p>
          </table:table-cell>
          <table:table-cell office:value-type="float" office:value="172.6604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92" calcext:value-type="float">
            <text:p>-9,20E-002</text:p>
          </table:table-cell>
          <table:table-cell office:value-type="float" office:value="-0.0664" calcext:value-type="float">
            <text:p>-6,64E-002</text:p>
          </table:table-cell>
          <table:table-cell office:value-type="float" office:value="-0.00038305" calcext:value-type="float">
            <text:p>-3,83E-004</text:p>
          </table:table-cell>
          <table:table-cell office:value-type="float" office:value="173.345516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9" calcext:value-type="float">
            <text:p>-9,00E-002</text:p>
          </table:table-cell>
          <table:table-cell office:value-type="float" office:value="-0.0648" calcext:value-type="float">
            <text:p>-6,48E-002</text:p>
          </table:table-cell>
          <table:table-cell office:value-type="float" office:value="-0.00037466" calcext:value-type="float">
            <text:p>-3,75E-004</text:p>
          </table:table-cell>
          <table:table-cell office:value-type="float" office:value="172.956814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88" calcext:value-type="float">
            <text:p>-8,80E-002</text:p>
          </table:table-cell>
          <table:table-cell office:value-type="float" office:value="-0.064" calcext:value-type="float">
            <text:p>-6,40E-002</text:p>
          </table:table-cell>
          <table:table-cell office:value-type="float" office:value="-0.00036626" calcext:value-type="float">
            <text:p>-3,66E-004</text:p>
          </table:table-cell>
          <table:table-cell office:value-type="float" office:value="174.739256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86" calcext:value-type="float">
            <text:p>-8,60E-002</text:p>
          </table:table-cell>
          <table:table-cell office:value-type="float" office:value="-0.0616" calcext:value-type="float">
            <text:p>-6,16E-002</text:p>
          </table:table-cell>
          <table:table-cell office:value-type="float" office:value="-0.00035817" calcext:value-type="float">
            <text:p>-3,58E-004</text:p>
          </table:table-cell>
          <table:table-cell office:value-type="float" office:value="171.98537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84" calcext:value-type="float">
            <text:p>-8,40E-002</text:p>
          </table:table-cell>
          <table:table-cell office:value-type="float" office:value="-0.0612" calcext:value-type="float">
            <text:p>-6,12E-002</text:p>
          </table:table-cell>
          <table:table-cell office:value-type="float" office:value="-0.00034984" calcext:value-type="float">
            <text:p>-3,50E-004</text:p>
          </table:table-cell>
          <table:table-cell office:value-type="float" office:value="174.937114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82" calcext:value-type="float">
            <text:p>-8,20E-002</text:p>
          </table:table-cell>
          <table:table-cell office:value-type="float" office:value="-0.0592" calcext:value-type="float">
            <text:p>-5,92E-002</text:p>
          </table:table-cell>
          <table:table-cell office:value-type="float" office:value="-0.00034173" calcext:value-type="float">
            <text:p>-3,42E-004</text:p>
          </table:table-cell>
          <table:table-cell office:value-type="float" office:value="173.236181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8" calcext:value-type="float">
            <text:p>-8,00E-002</text:p>
          </table:table-cell>
          <table:table-cell office:value-type="float" office:value="-0.0576" calcext:value-type="float">
            <text:p>-5,76E-002</text:p>
          </table:table-cell>
          <table:table-cell office:value-type="float" office:value="-0.00033305" calcext:value-type="float">
            <text:p>-3,33E-004</text:p>
          </table:table-cell>
          <table:table-cell office:value-type="float" office:value="172.947005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78" calcext:value-type="float">
            <text:p>-7,80E-002</text:p>
          </table:table-cell>
          <table:table-cell office:value-type="float" office:value="-0.0556" calcext:value-type="float">
            <text:p>-5,56E-002</text:p>
          </table:table-cell>
          <table:table-cell office:value-type="float" office:value="-0.00032488" calcext:value-type="float">
            <text:p>-3,25E-004</text:p>
          </table:table-cell>
          <table:table-cell office:value-type="float" office:value="171.140113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76" calcext:value-type="float">
            <text:p>-7,60E-002</text:p>
          </table:table-cell>
          <table:table-cell office:value-type="float" office:value="-0.0544" calcext:value-type="float">
            <text:p>-5,44E-002</text:p>
          </table:table-cell>
          <table:table-cell office:value-type="float" office:value="-0.0003166" calcext:value-type="float">
            <text:p>-3,17E-004</text:p>
          </table:table-cell>
          <table:table-cell office:value-type="float" office:value="171.825648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74" calcext:value-type="float">
            <text:p>-7,40E-002</text:p>
          </table:table-cell>
          <table:table-cell office:value-type="float" office:value="-0.0536" calcext:value-type="float">
            <text:p>-5,36E-002</text:p>
          </table:table-cell>
          <table:table-cell office:value-type="float" office:value="-0.00030849" calcext:value-type="float">
            <text:p>-3,08E-004</text:p>
          </table:table-cell>
          <table:table-cell office:value-type="float" office:value="173.749554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72" calcext:value-type="float">
            <text:p>-7,20E-002</text:p>
          </table:table-cell>
          <table:table-cell office:value-type="float" office:value="-0.0524" calcext:value-type="float">
            <text:p>-5,24E-002</text:p>
          </table:table-cell>
          <table:table-cell office:value-type="float" office:value="-0.00030021" calcext:value-type="float">
            <text:p>-3,00E-004</text:p>
          </table:table-cell>
          <table:table-cell office:value-type="float" office:value="174.544486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7" calcext:value-type="float">
            <text:p>-7,00E-002</text:p>
          </table:table-cell>
          <table:table-cell office:value-type="float" office:value="-0.0508" calcext:value-type="float">
            <text:p>-5,08E-002</text:p>
          </table:table-cell>
          <table:table-cell office:value-type="float" office:value="-0.00029164" calcext:value-type="float">
            <text:p>-2,92E-004</text:p>
          </table:table-cell>
          <table:table-cell office:value-type="float" office:value="174.187354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68" calcext:value-type="float">
            <text:p>-6,80E-002</text:p>
          </table:table-cell>
          <table:table-cell office:value-type="float" office:value="-0.0496" calcext:value-type="float">
            <text:p>-4,96E-002</text:p>
          </table:table-cell>
          <table:table-cell office:value-type="float" office:value="-0.00028355" calcext:value-type="float">
            <text:p>-2,84E-004</text:p>
          </table:table-cell>
          <table:table-cell office:value-type="float" office:value="174.925057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66" calcext:value-type="float">
            <text:p>-6,60E-002</text:p>
          </table:table-cell>
          <table:table-cell office:value-type="float" office:value="-0.0476" calcext:value-type="float">
            <text:p>-4,76E-002</text:p>
          </table:table-cell>
          <table:table-cell office:value-type="float" office:value="-0.0002751" calcext:value-type="float">
            <text:p>-2,75E-004</text:p>
          </table:table-cell>
          <table:table-cell office:value-type="float" office:value="173.02799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64" calcext:value-type="float">
            <text:p>-6,40E-002</text:p>
          </table:table-cell>
          <table:table-cell office:value-type="float" office:value="-0.0464" calcext:value-type="float">
            <text:p>-4,64E-002</text:p>
          </table:table-cell>
          <table:table-cell office:value-type="float" office:value="-0.00026695" calcext:value-type="float">
            <text:p>-2,67E-004</text:p>
          </table:table-cell>
          <table:table-cell office:value-type="float" office:value="173.815321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62" calcext:value-type="float">
            <text:p>-6,20E-002</text:p>
          </table:table-cell>
          <table:table-cell office:value-type="float" office:value="-0.0448" calcext:value-type="float">
            <text:p>-4,48E-002</text:p>
          </table:table-cell>
          <table:table-cell office:value-type="float" office:value="-0.00025864" calcext:value-type="float">
            <text:p>-2,59E-004</text:p>
          </table:table-cell>
          <table:table-cell office:value-type="float" office:value="173.213733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6" calcext:value-type="float">
            <text:p>-6,00E-002</text:p>
          </table:table-cell>
          <table:table-cell office:value-type="float" office:value="-0.0436" calcext:value-type="float">
            <text:p>-4,36E-002</text:p>
          </table:table-cell>
          <table:table-cell office:value-type="float" office:value="-0.00025019" calcext:value-type="float">
            <text:p>-2,50E-004</text:p>
          </table:table-cell>
          <table:table-cell office:value-type="float" office:value="174.267557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58" calcext:value-type="float">
            <text:p>-5,80E-002</text:p>
          </table:table-cell>
          <table:table-cell office:value-type="float" office:value="-0.0416" calcext:value-type="float">
            <text:p>-4,16E-002</text:p>
          </table:table-cell>
          <table:table-cell office:value-type="float" office:value="-0.00024172" calcext:value-type="float">
            <text:p>-2,42E-004</text:p>
          </table:table-cell>
          <table:table-cell office:value-type="float" office:value="172.09995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56" calcext:value-type="float">
            <text:p>-5,60E-002</text:p>
          </table:table-cell>
          <table:table-cell office:value-type="float" office:value="-0.04" calcext:value-type="float">
            <text:p>-4,00E-002</text:p>
          </table:table-cell>
          <table:table-cell office:value-type="float" office:value="-0.00023372" calcext:value-type="float">
            <text:p>-2,34E-004</text:p>
          </table:table-cell>
          <table:table-cell office:value-type="float" office:value="171.14496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54" calcext:value-type="float">
            <text:p>-5,40E-002</text:p>
          </table:table-cell>
          <table:table-cell office:value-type="float" office:value="-0.0392" calcext:value-type="float">
            <text:p>-3,92E-002</text:p>
          </table:table-cell>
          <table:table-cell office:value-type="float" office:value="-0.0002253" calcext:value-type="float">
            <text:p>-2,25E-004</text:p>
          </table:table-cell>
          <table:table-cell office:value-type="float" office:value="173.990235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52" calcext:value-type="float">
            <text:p>-5,20E-002</text:p>
          </table:table-cell>
          <table:table-cell office:value-type="float" office:value="-0.0372" calcext:value-type="float">
            <text:p>-3,72E-002</text:p>
          </table:table-cell>
          <table:table-cell office:value-type="float" office:value="-0.00021719" calcext:value-type="float">
            <text:p>-2,17E-004</text:p>
          </table:table-cell>
          <table:table-cell office:value-type="float" office:value="171.278604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5" calcext:value-type="float">
            <text:p>-5,00E-002</text:p>
          </table:table-cell>
          <table:table-cell office:value-type="float" office:value="-0.036" calcext:value-type="float">
            <text:p>-3,60E-002</text:p>
          </table:table-cell>
          <table:table-cell office:value-type="float" office:value="-0.00020893" calcext:value-type="float">
            <text:p>-2,09E-004</text:p>
          </table:table-cell>
          <table:table-cell office:value-type="float" office:value="172.306514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48" calcext:value-type="float">
            <text:p>-4,80E-002</text:p>
          </table:table-cell>
          <table:table-cell office:value-type="float" office:value="-0.0344" calcext:value-type="float">
            <text:p>-3,44E-002</text:p>
          </table:table-cell>
          <table:table-cell office:value-type="float" office:value="-0.00020046" calcext:value-type="float">
            <text:p>-2,00E-004</text:p>
          </table:table-cell>
          <table:table-cell office:value-type="float" office:value="171.605308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46" calcext:value-type="float">
            <text:p>-4,60E-002</text:p>
          </table:table-cell>
          <table:table-cell office:value-type="float" office:value="-0.0332" calcext:value-type="float">
            <text:p>-3,32E-002</text:p>
          </table:table-cell>
          <table:table-cell office:value-type="float" office:value="-0.00019213" calcext:value-type="float">
            <text:p>-1,92E-004</text:p>
          </table:table-cell>
          <table:table-cell office:value-type="float" office:value="172.799667" calcext:value-type="float">
            <text:p>1,73E+002</text:p>
          </table:table-cell>
          <table:table-cell table:number-columns-repeated="2"/>
        </table:table-row>
        <table:table-row table:style-name="ro2">
          <table:table-cell office:value-type="float" office:value="-0.044" calcext:value-type="float">
            <text:p>-4,40E-002</text:p>
          </table:table-cell>
          <table:table-cell office:value-type="float" office:value="-0.032" calcext:value-type="float">
            <text:p>-3,20E-002</text:p>
          </table:table-cell>
          <table:table-cell office:value-type="float" office:value="-0.00018385" calcext:value-type="float">
            <text:p>-1,84E-004</text:p>
          </table:table-cell>
          <table:table-cell office:value-type="float" office:value="174.054936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42" calcext:value-type="float">
            <text:p>-4,20E-002</text:p>
          </table:table-cell>
          <table:table-cell office:value-type="float" office:value="-0.0308" calcext:value-type="float">
            <text:p>-3,08E-002</text:p>
          </table:table-cell>
          <table:table-cell office:value-type="float" office:value="-0.00017568" calcext:value-type="float">
            <text:p>-1,76E-004</text:p>
          </table:table-cell>
          <table:table-cell office:value-type="float" office:value="175.318761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4" calcext:value-type="float">
            <text:p>-4,00E-002</text:p>
          </table:table-cell>
          <table:table-cell office:value-type="float" office:value="-0.0288" calcext:value-type="float">
            <text:p>-2,88E-002</text:p>
          </table:table-cell>
          <table:table-cell office:value-type="float" office:value="-0.0001673" calcext:value-type="float">
            <text:p>-1,67E-004</text:p>
          </table:table-cell>
          <table:table-cell office:value-type="float" office:value="172.145846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38" calcext:value-type="float">
            <text:p>-3,80E-002</text:p>
          </table:table-cell>
          <table:table-cell office:value-type="float" office:value="-0.028" calcext:value-type="float">
            <text:p>-2,80E-002</text:p>
          </table:table-cell>
          <table:table-cell office:value-type="float" office:value="-0.00015886" calcext:value-type="float">
            <text:p>-1,59E-004</text:p>
          </table:table-cell>
          <table:table-cell office:value-type="float" office:value="176.255823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-0.036" calcext:value-type="float">
            <text:p>-3,60E-002</text:p>
          </table:table-cell>
          <table:table-cell office:value-type="float" office:value="-0.0256" calcext:value-type="float">
            <text:p>-2,56E-002</text:p>
          </table:table-cell>
          <table:table-cell office:value-type="float" office:value="-0.00015046" calcext:value-type="float">
            <text:p>-1,50E-004</text:p>
          </table:table-cell>
          <table:table-cell office:value-type="float" office:value="170.144889" calcext:value-type="float">
            <text:p>1,70E+002</text:p>
          </table:table-cell>
          <table:table-cell table:number-columns-repeated="2"/>
        </table:table-row>
        <table:table-row table:style-name="ro2">
          <table:table-cell office:value-type="float" office:value="-0.034" calcext:value-type="float">
            <text:p>-3,40E-002</text:p>
          </table:table-cell>
          <table:table-cell office:value-type="float" office:value="-0.0248" calcext:value-type="float">
            <text:p>-2,48E-002</text:p>
          </table:table-cell>
          <table:table-cell office:value-type="float" office:value="-0.00014243" calcext:value-type="float">
            <text:p>-1,42E-004</text:p>
          </table:table-cell>
          <table:table-cell office:value-type="float" office:value="174.120621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32" calcext:value-type="float">
            <text:p>-3,20E-002</text:p>
          </table:table-cell>
          <table:table-cell office:value-type="float" office:value="-0.0228" calcext:value-type="float">
            <text:p>-2,28E-002</text:p>
          </table:table-cell>
          <table:table-cell office:value-type="float" office:value="-0.000134" calcext:value-type="float">
            <text:p>-1,34E-004</text:p>
          </table:table-cell>
          <table:table-cell office:value-type="float" office:value="170.149254" calcext:value-type="float">
            <text:p>1,70E+002</text:p>
          </table:table-cell>
          <table:table-cell table:number-columns-repeated="2"/>
        </table:table-row>
        <table:table-row table:style-name="ro2">
          <table:table-cell office:value-type="float" office:value="-0.03" calcext:value-type="float">
            <text:p>-3,00E-002</text:p>
          </table:table-cell>
          <table:table-cell office:value-type="float" office:value="-0.022" calcext:value-type="float">
            <text:p>-2,20E-002</text:p>
          </table:table-cell>
          <table:table-cell office:value-type="float" office:value="-0.00012591" calcext:value-type="float">
            <text:p>-1,26E-004</text:p>
          </table:table-cell>
          <table:table-cell office:value-type="float" office:value="174.72798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-0.028" calcext:value-type="float">
            <text:p>-2,80E-002</text:p>
          </table:table-cell>
          <table:table-cell office:value-type="float" office:value="-0.02" calcext:value-type="float">
            <text:p>-2,00E-002</text:p>
          </table:table-cell>
          <table:table-cell office:value-type="float" office:value="-0.00011724" calcext:value-type="float">
            <text:p>-1,17E-004</text:p>
          </table:table-cell>
          <table:table-cell office:value-type="float" office:value="170.590242" calcext:value-type="float">
            <text:p>1,71E+002</text:p>
          </table:table-cell>
          <table:table-cell table:number-columns-repeated="2"/>
        </table:table-row>
        <table:table-row table:style-name="ro2">
          <table:table-cell office:value-type="float" office:value="-0.026" calcext:value-type="float">
            <text:p>-2,60E-002</text:p>
          </table:table-cell>
          <table:table-cell office:value-type="float" office:value="-0.0188" calcext:value-type="float">
            <text:p>-1,88E-002</text:p>
          </table:table-cell>
          <table:table-cell office:value-type="float" office:value="-0.00010906" calcext:value-type="float">
            <text:p>-1,09E-004</text:p>
          </table:table-cell>
          <table:table-cell office:value-type="float" office:value="172.382175" calcext:value-type="float">
            <text:p>1,72E+002</text:p>
          </table:table-cell>
          <table:table-cell table:number-columns-repeated="2"/>
        </table:table-row>
        <table:table-row table:style-name="ro2">
          <table:table-cell office:value-type="float" office:value="-0.024" calcext:value-type="float">
            <text:p>-2,40E-002</text:p>
          </table:table-cell>
          <table:table-cell office:value-type="float" office:value="-0.0168" calcext:value-type="float">
            <text:p>-1,68E-002</text:p>
          </table:table-cell>
          <table:table-cell office:value-type="float" office:value="-0.00010073" calcext:value-type="float">
            <text:p>-1,01E-004</text:p>
          </table:table-cell>
          <table:table-cell office:value-type="float" office:value="166.782488" calcext:value-type="float">
            <text:p>1,67E+002</text:p>
          </table:table-cell>
          <table:table-cell table:number-columns-repeated="2"/>
        </table:table-row>
        <table:table-row table:style-name="ro2">
          <table:table-cell office:value-type="float" office:value="-0.022" calcext:value-type="float">
            <text:p>-2,20E-002</text:p>
          </table:table-cell>
          <table:table-cell office:value-type="float" office:value="-0.0152" calcext:value-type="float">
            <text:p>-1,52E-002</text:p>
          </table:table-cell>
          <table:table-cell office:value-type="float" office:value="-0.000092626" calcext:value-type="float">
            <text:p>-9,26E-005</text:p>
          </table:table-cell>
          <table:table-cell office:value-type="float" office:value="164.100792" calcext:value-type="float">
            <text:p>1,64E+002</text:p>
          </table:table-cell>
          <table:table-cell table:number-columns-repeated="2"/>
        </table:table-row>
        <table:table-row table:style-name="ro2">
          <table:table-cell office:value-type="float" office:value="-0.02" calcext:value-type="float">
            <text:p>-2,00E-002</text:p>
          </table:table-cell>
          <table:table-cell office:value-type="float" office:value="-0.014" calcext:value-type="float">
            <text:p>-1,40E-002</text:p>
          </table:table-cell>
          <table:table-cell office:value-type="float" office:value="-0.000084246" calcext:value-type="float">
            <text:p>-8,42E-005</text:p>
          </table:table-cell>
          <table:table-cell office:value-type="float" office:value="166.179997" calcext:value-type="float">
            <text:p>1,66E+002</text:p>
          </table:table-cell>
          <table:table-cell table:number-columns-repeated="2"/>
        </table:table-row>
        <table:table-row table:style-name="ro2">
          <table:table-cell office:value-type="float" office:value="-0.018" calcext:value-type="float">
            <text:p>-1,80E-002</text:p>
          </table:table-cell>
          <table:table-cell office:value-type="float" office:value="-0.0132" calcext:value-type="float">
            <text:p>-1,32E-002</text:p>
          </table:table-cell>
          <table:table-cell office:value-type="float" office:value="-0.000075873" calcext:value-type="float">
            <text:p>-7,59E-005</text:p>
          </table:table-cell>
          <table:table-cell office:value-type="float" office:value="173.974932" calcext:value-type="float">
            <text:p>1,74E+002</text:p>
          </table:table-cell>
          <table:table-cell table:number-columns-repeated="2"/>
        </table:table-row>
        <table:table-row table:style-name="ro2">
          <table:table-cell office:value-type="float" office:value="-0.016" calcext:value-type="float">
            <text:p>-1,60E-002</text:p>
          </table:table-cell>
          <table:table-cell office:value-type="float" office:value="-0.0112" calcext:value-type="float">
            <text:p>-1,12E-002</text:p>
          </table:table-cell>
          <table:table-cell office:value-type="float" office:value="-0.000067491" calcext:value-type="float">
            <text:p>-6,75E-005</text:p>
          </table:table-cell>
          <table:table-cell office:value-type="float" office:value="165.948052" calcext:value-type="float">
            <text:p>1,66E+002</text:p>
          </table:table-cell>
          <table:table-cell table:number-columns-repeated="2"/>
        </table:table-row>
        <table:table-row table:style-name="ro2">
          <table:table-cell office:value-type="float" office:value="-0.014" calcext:value-type="float">
            <text:p>-1,40E-002</text:p>
          </table:table-cell>
          <table:table-cell office:value-type="float" office:value="-0.0096" calcext:value-type="float">
            <text:p>-9,60E-003</text:p>
          </table:table-cell>
          <table:table-cell office:value-type="float" office:value="-0.000059391" calcext:value-type="float">
            <text:p>-5,94E-005</text:p>
          </table:table-cell>
          <table:table-cell office:value-type="float" office:value="161.640653" calcext:value-type="float">
            <text:p>1,62E+002</text:p>
          </table:table-cell>
          <table:table-cell table:number-columns-repeated="2"/>
        </table:table-row>
        <table:table-row table:style-name="ro2">
          <table:table-cell office:value-type="float" office:value="-0.012" calcext:value-type="float">
            <text:p>-1,20E-002</text:p>
          </table:table-cell>
          <table:table-cell office:value-type="float" office:value="-0.008" calcext:value-type="float">
            <text:p>-8,00E-003</text:p>
          </table:table-cell>
          <table:table-cell office:value-type="float" office:value="-0.000051027" calcext:value-type="float">
            <text:p>-5,10E-005</text:p>
          </table:table-cell>
          <table:table-cell office:value-type="float" office:value="156.779744" calcext:value-type="float">
            <text:p>1,57E+002</text:p>
          </table:table-cell>
          <table:table-cell table:number-columns-repeated="2"/>
        </table:table-row>
        <table:table-row table:style-name="ro2">
          <table:table-cell office:value-type="float" office:value="-0.01" calcext:value-type="float">
            <text:p>-1,00E-002</text:p>
          </table:table-cell>
          <table:table-cell office:value-type="float" office:value="-0.0064" calcext:value-type="float">
            <text:p>-6,40E-003</text:p>
          </table:table-cell>
          <table:table-cell office:value-type="float" office:value="-0.000042776" calcext:value-type="float">
            <text:p>-4,28E-005</text:p>
          </table:table-cell>
          <table:table-cell office:value-type="float" office:value="149.616607" calcext:value-type="float">
            <text:p>1,50E+002</text:p>
          </table:table-cell>
          <table:table-cell table:number-columns-repeated="2"/>
        </table:table-row>
        <table:table-row table:style-name="ro2">
          <table:table-cell office:value-type="float" office:value="-0.008" calcext:value-type="float">
            <text:p>-8,00E-003</text:p>
          </table:table-cell>
          <table:table-cell office:value-type="float" office:value="-0.0052" calcext:value-type="float">
            <text:p>-5,20E-003</text:p>
          </table:table-cell>
          <table:table-cell office:value-type="float" office:value="-0.000034254" calcext:value-type="float">
            <text:p>-3,43E-005</text:p>
          </table:table-cell>
          <table:table-cell office:value-type="float" office:value="151.807088" calcext:value-type="float">
            <text:p>1,52E+002</text:p>
          </table:table-cell>
          <table:table-cell table:number-columns-repeated="2"/>
        </table:table-row>
        <table:table-row table:style-name="ro2">
          <table:table-cell office:value-type="float" office:value="-0.006" calcext:value-type="float">
            <text:p>-6,00E-003</text:p>
          </table:table-cell>
          <table:table-cell office:value-type="float" office:value="-0.004" calcext:value-type="float">
            <text:p>-4,00E-003</text:p>
          </table:table-cell>
          <table:table-cell office:value-type="float" office:value="-0.00002591" calcext:value-type="float">
            <text:p>-2,59E-005</text:p>
          </table:table-cell>
          <table:table-cell office:value-type="float" office:value="154.380548" calcext:value-type="float">
            <text:p>1,54E+002</text:p>
          </table:table-cell>
          <table:table-cell table:number-columns-repeated="2"/>
        </table:table-row>
        <table:table-row table:style-name="ro2">
          <table:table-cell office:value-type="float" office:value="-0.004" calcext:value-type="float">
            <text:p>-4,00E-003</text:p>
          </table:table-cell>
          <table:table-cell office:value-type="float" office:value="-0.0024" calcext:value-type="float">
            <text:p>-2,40E-003</text:p>
          </table:table-cell>
          <table:table-cell office:value-type="float" office:value="-0.000017779" calcext:value-type="float">
            <text:p>-1,78E-005</text:p>
          </table:table-cell>
          <table:table-cell office:value-type="float" office:value="134.990719" calcext:value-type="float">
            <text:p>1,35E+002</text:p>
          </table:table-cell>
          <table:table-cell table:number-columns-repeated="2"/>
        </table:table-row>
        <table:table-row table:style-name="ro2">
          <table:table-cell office:value-type="float" office:value="-0.002" calcext:value-type="float">
            <text:p>-2,00E-003</text:p>
          </table:table-cell>
          <table:table-cell office:value-type="float" office:value="-0.0016" calcext:value-type="float">
            <text:p>-1,60E-003</text:p>
          </table:table-cell>
          <table:table-cell office:value-type="float" office:value="-0.0000094982" calcext:value-type="float">
            <text:p>-9,50E-006</text:p>
          </table:table-cell>
          <table:table-cell office:value-type="float" office:value="168.45297" calcext:value-type="float">
            <text:p>1,68E+00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,00E+000</text:p>
          </table:table-cell>
          <table:table-cell office:value-type="float" office:value="-0.0000011649" calcext:value-type="float">
            <text:p>-1,16E-006</text:p>
          </table:table-cell>
          <table:table-cell office:value-type="float" office:value="0" calcext:value-type="float">
            <text:p>0,00E+000</text:p>
          </table:table-cell>
          <table:table-cell table:number-columns-repeated="2"/>
        </table:table-row>
        <table:table-row table:style-name="ro2">
          <table:table-cell office:value-type="float" office:value="0.002" calcext:value-type="float">
            <text:p>2,00E-003</text:p>
          </table:table-cell>
          <table:table-cell office:value-type="float" office:value="0.0016" calcext:value-type="float">
            <text:p>1,60E-003</text:p>
          </table:table-cell>
          <table:table-cell office:value-type="float" office:value="0.0000074689" calcext:value-type="float">
            <text:p>7,47E-006</text:p>
          </table:table-cell>
          <table:table-cell office:value-type="float" office:value="214.221639" calcext:value-type="float">
            <text:p>2,14E+002</text:p>
          </table:table-cell>
          <table:table-cell table:number-columns-repeated="2"/>
        </table:table-row>
        <table:table-row table:style-name="ro2">
          <table:table-cell office:value-type="float" office:value="0.004" calcext:value-type="float">
            <text:p>4,00E-003</text:p>
          </table:table-cell>
          <table:table-cell office:value-type="float" office:value="0.0032" calcext:value-type="float">
            <text:p>3,20E-003</text:p>
          </table:table-cell>
          <table:table-cell office:value-type="float" office:value="0.000015547" calcext:value-type="float">
            <text:p>1,55E-005</text:p>
          </table:table-cell>
          <table:table-cell office:value-type="float" office:value="205.827491" calcext:value-type="float">
            <text:p>2,06E+002</text:p>
          </table:table-cell>
          <table:table-cell table:number-columns-repeated="2"/>
        </table:table-row>
        <table:table-row table:style-name="ro2">
          <table:table-cell office:value-type="float" office:value="0.006" calcext:value-type="float">
            <text:p>6,00E-003</text:p>
          </table:table-cell>
          <table:table-cell office:value-type="float" office:value="0.0056" calcext:value-type="float">
            <text:p>5,60E-003</text:p>
          </table:table-cell>
          <table:table-cell office:value-type="float" office:value="0.000023844" calcext:value-type="float">
            <text:p>2,38E-005</text:p>
          </table:table-cell>
          <table:table-cell office:value-type="float" office:value="234.859923" calcext:value-type="float">
            <text:p>2,35E+002</text:p>
          </table:table-cell>
          <table:table-cell table:number-columns-repeated="2"/>
        </table:table-row>
        <table:table-row table:style-name="ro2">
          <table:table-cell office:value-type="float" office:value="0.008" calcext:value-type="float">
            <text:p>8,00E-003</text:p>
          </table:table-cell>
          <table:table-cell office:value-type="float" office:value="0.0064" calcext:value-type="float">
            <text:p>6,40E-003</text:p>
          </table:table-cell>
          <table:table-cell office:value-type="float" office:value="0.000032427" calcext:value-type="float">
            <text:p>3,24E-005</text:p>
          </table:table-cell>
          <table:table-cell office:value-type="float" office:value="197.366392" calcext:value-type="float">
            <text:p>1,97E+002</text:p>
          </table:table-cell>
          <table:table-cell table:number-columns-repeated="2"/>
        </table:table-row>
        <table:table-row table:style-name="ro2">
          <table:table-cell office:value-type="float" office:value="0.01" calcext:value-type="float">
            <text:p>1,00E-002</text:p>
          </table:table-cell>
          <table:table-cell office:value-type="float" office:value="0.0076" calcext:value-type="float">
            <text:p>7,60E-003</text:p>
          </table:table-cell>
          <table:table-cell office:value-type="float" office:value="0.000040588" calcext:value-type="float">
            <text:p>4,06E-005</text:p>
          </table:table-cell>
          <table:table-cell office:value-type="float" office:value="187.247462" calcext:value-type="float">
            <text:p>1,87E+002</text:p>
          </table:table-cell>
          <table:table-cell table:number-columns-repeated="2"/>
        </table:table-row>
        <table:table-row table:style-name="ro2">
          <table:table-cell office:value-type="float" office:value="0.012" calcext:value-type="float">
            <text:p>1,20E-002</text:p>
          </table:table-cell>
          <table:table-cell office:value-type="float" office:value="0.0092" calcext:value-type="float">
            <text:p>9,20E-003</text:p>
          </table:table-cell>
          <table:table-cell office:value-type="float" office:value="0.000048948" calcext:value-type="float">
            <text:p>4,89E-005</text:p>
          </table:table-cell>
          <table:table-cell office:value-type="float" office:value="187.954564" calcext:value-type="float">
            <text:p>1,88E+002</text:p>
          </table:table-cell>
          <table:table-cell table:number-columns-repeated="2"/>
        </table:table-row>
        <table:table-row table:style-name="ro2">
          <table:table-cell office:value-type="float" office:value="0.014" calcext:value-type="float">
            <text:p>1,40E-002</text:p>
          </table:table-cell>
          <table:table-cell office:value-type="float" office:value="0.0104" calcext:value-type="float">
            <text:p>1,04E-002</text:p>
          </table:table-cell>
          <table:table-cell office:value-type="float" office:value="0.000057025" calcext:value-type="float">
            <text:p>5,70E-005</text:p>
          </table:table-cell>
          <table:table-cell office:value-type="float" office:value="182.376151" calcext:value-type="float">
            <text:p>1,82E+002</text:p>
          </table:table-cell>
          <table:table-cell table:number-columns-repeated="2"/>
        </table:table-row>
        <table:table-row table:style-name="ro2">
          <table:table-cell office:value-type="float" office:value="0.016" calcext:value-type="float">
            <text:p>1,60E-002</text:p>
          </table:table-cell>
          <table:table-cell office:value-type="float" office:value="0.012" calcext:value-type="float">
            <text:p>1,20E-002</text:p>
          </table:table-cell>
          <table:table-cell office:value-type="float" office:value="0.000065455" calcext:value-type="float">
            <text:p>6,55E-005</text:p>
          </table:table-cell>
          <table:table-cell office:value-type="float" office:value="183.33206" calcext:value-type="float">
            <text:p>1,83E+002</text:p>
          </table:table-cell>
          <table:table-cell table:number-columns-repeated="2"/>
        </table:table-row>
        <table:table-row table:style-name="ro2">
          <table:table-cell office:value-type="float" office:value="0.018" calcext:value-type="float">
            <text:p>1,80E-002</text:p>
          </table:table-cell>
          <table:table-cell office:value-type="float" office:value="0.0132" calcext:value-type="float">
            <text:p>1,32E-002</text:p>
          </table:table-cell>
          <table:table-cell office:value-type="float" office:value="0.000073833" calcext:value-type="float">
            <text:p>7,38E-005</text:p>
          </table:table-cell>
          <table:table-cell office:value-type="float" office:value="178.781846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2" calcext:value-type="float">
            <text:p>2,00E-002</text:p>
          </table:table-cell>
          <table:table-cell office:value-type="float" office:value="0.0148" calcext:value-type="float">
            <text:p>1,48E-002</text:p>
          </table:table-cell>
          <table:table-cell office:value-type="float" office:value="0.000082301" calcext:value-type="float">
            <text:p>8,23E-005</text:p>
          </table:table-cell>
          <table:table-cell office:value-type="float" office:value="179.827706" calcext:value-type="float">
            <text:p>1,80E+002</text:p>
          </table:table-cell>
          <table:table-cell table:number-columns-repeated="2"/>
        </table:table-row>
        <table:table-row table:style-name="ro2">
          <table:table-cell office:value-type="float" office:value="0.022" calcext:value-type="float">
            <text:p>2,20E-002</text:p>
          </table:table-cell>
          <table:table-cell office:value-type="float" office:value="0.0164" calcext:value-type="float">
            <text:p>1,64E-002</text:p>
          </table:table-cell>
          <table:table-cell office:value-type="float" office:value="0.000090319" calcext:value-type="float">
            <text:p>9,03E-005</text:p>
          </table:table-cell>
          <table:table-cell office:value-type="float" office:value="181.578627" calcext:value-type="float">
            <text:p>1,82E+002</text:p>
          </table:table-cell>
          <table:table-cell table:number-columns-repeated="2"/>
        </table:table-row>
        <table:table-row table:style-name="ro2">
          <table:table-cell office:value-type="float" office:value="0.024" calcext:value-type="float">
            <text:p>2,40E-002</text:p>
          </table:table-cell>
          <table:table-cell office:value-type="float" office:value="0.0176" calcext:value-type="float">
            <text:p>1,76E-002</text:p>
          </table:table-cell>
          <table:table-cell office:value-type="float" office:value="0.000098712" calcext:value-type="float">
            <text:p>9,87E-005</text:p>
          </table:table-cell>
          <table:table-cell office:value-type="float" office:value="178.296458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26" calcext:value-type="float">
            <text:p>2,60E-002</text:p>
          </table:table-cell>
          <table:table-cell office:value-type="float" office:value="0.0196" calcext:value-type="float">
            <text:p>1,96E-002</text:p>
          </table:table-cell>
          <table:table-cell office:value-type="float" office:value="0.000106812" calcext:value-type="float">
            <text:p>1,07E-004</text:p>
          </table:table-cell>
          <table:table-cell office:value-type="float" office:value="183.499981" calcext:value-type="float">
            <text:p>1,83E+002</text:p>
          </table:table-cell>
          <table:table-cell table:number-columns-repeated="2"/>
        </table:table-row>
        <table:table-row table:style-name="ro2">
          <table:table-cell office:value-type="float" office:value="0.028" calcext:value-type="float">
            <text:p>2,80E-002</text:p>
          </table:table-cell>
          <table:table-cell office:value-type="float" office:value="0.0208" calcext:value-type="float">
            <text:p>2,08E-002</text:p>
          </table:table-cell>
          <table:table-cell office:value-type="float" office:value="0.00011522" calcext:value-type="float">
            <text:p>1,15E-004</text:p>
          </table:table-cell>
          <table:table-cell office:value-type="float" office:value="180.524215" calcext:value-type="float">
            <text:p>1,81E+002</text:p>
          </table:table-cell>
          <table:table-cell table:number-columns-repeated="2"/>
        </table:table-row>
        <table:table-row table:style-name="ro2">
          <table:table-cell office:value-type="float" office:value="0.03" calcext:value-type="float">
            <text:p>3,00E-002</text:p>
          </table:table-cell>
          <table:table-cell office:value-type="float" office:value="0.0228" calcext:value-type="float">
            <text:p>2,28E-002</text:p>
          </table:table-cell>
          <table:table-cell office:value-type="float" office:value="0.00012372" calcext:value-type="float">
            <text:p>1,24E-004</text:p>
          </table:table-cell>
          <table:table-cell office:value-type="float" office:value="184.2871" calcext:value-type="float">
            <text:p>1,84E+002</text:p>
          </table:table-cell>
          <table:table-cell table:number-columns-repeated="2"/>
        </table:table-row>
        <table:table-row table:style-name="ro2">
          <table:table-cell office:value-type="float" office:value="0.032" calcext:value-type="float">
            <text:p>3,20E-002</text:p>
          </table:table-cell>
          <table:table-cell office:value-type="float" office:value="0.024" calcext:value-type="float">
            <text:p>2,40E-002</text:p>
          </table:table-cell>
          <table:table-cell office:value-type="float" office:value="0.00013189" calcext:value-type="float">
            <text:p>1,32E-004</text:p>
          </table:table-cell>
          <table:table-cell office:value-type="float" office:value="181.969823" calcext:value-type="float">
            <text:p>1,82E+002</text:p>
          </table:table-cell>
          <table:table-cell table:number-columns-repeated="2"/>
        </table:table-row>
        <table:table-row table:style-name="ro2">
          <table:table-cell office:value-type="float" office:value="0.034" calcext:value-type="float">
            <text:p>3,40E-002</text:p>
          </table:table-cell>
          <table:table-cell office:value-type="float" office:value="0.0256" calcext:value-type="float">
            <text:p>2,56E-002</text:p>
          </table:table-cell>
          <table:table-cell office:value-type="float" office:value="0.00014021" calcext:value-type="float">
            <text:p>1,40E-004</text:p>
          </table:table-cell>
          <table:table-cell office:value-type="float" office:value="182.583268" calcext:value-type="float">
            <text:p>1,83E+002</text:p>
          </table:table-cell>
          <table:table-cell table:number-columns-repeated="2"/>
        </table:table-row>
        <table:table-row table:style-name="ro2">
          <table:table-cell office:value-type="float" office:value="0.036" calcext:value-type="float">
            <text:p>3,60E-002</text:p>
          </table:table-cell>
          <table:table-cell office:value-type="float" office:value="0.0268" calcext:value-type="float">
            <text:p>2,68E-002</text:p>
          </table:table-cell>
          <table:table-cell office:value-type="float" office:value="0.00014868" calcext:value-type="float">
            <text:p>1,49E-004</text:p>
          </table:table-cell>
          <table:table-cell office:value-type="float" office:value="180.252892" calcext:value-type="float">
            <text:p>1,80E+002</text:p>
          </table:table-cell>
          <table:table-cell table:number-columns-repeated="2"/>
        </table:table-row>
        <table:table-row table:style-name="ro2">
          <table:table-cell office:value-type="float" office:value="0.038" calcext:value-type="float">
            <text:p>3,80E-002</text:p>
          </table:table-cell>
          <table:table-cell office:value-type="float" office:value="0.0284" calcext:value-type="float">
            <text:p>2,84E-002</text:p>
          </table:table-cell>
          <table:table-cell office:value-type="float" office:value="0.00015693" calcext:value-type="float">
            <text:p>1,57E-004</text:p>
          </table:table-cell>
          <table:table-cell office:value-type="float" office:value="180.972408" calcext:value-type="float">
            <text:p>1,81E+002</text:p>
          </table:table-cell>
          <table:table-cell table:number-columns-repeated="2"/>
        </table:table-row>
        <table:table-row table:style-name="ro2">
          <table:table-cell office:value-type="float" office:value="0.04" calcext:value-type="float">
            <text:p>4,00E-002</text:p>
          </table:table-cell>
          <table:table-cell office:value-type="float" office:value="0.0296" calcext:value-type="float">
            <text:p>2,96E-002</text:p>
          </table:table-cell>
          <table:table-cell office:value-type="float" office:value="0.00016523" calcext:value-type="float">
            <text:p>1,65E-004</text:p>
          </table:table-cell>
          <table:table-cell office:value-type="float" office:value="179.144223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42" calcext:value-type="float">
            <text:p>4,20E-002</text:p>
          </table:table-cell>
          <table:table-cell office:value-type="float" office:value="0.0312" calcext:value-type="float">
            <text:p>3,12E-002</text:p>
          </table:table-cell>
          <table:table-cell office:value-type="float" office:value="0.0001734" calcext:value-type="float">
            <text:p>1,73E-004</text:p>
          </table:table-cell>
          <table:table-cell office:value-type="float" office:value="179.930796" calcext:value-type="float">
            <text:p>1,80E+002</text:p>
          </table:table-cell>
          <table:table-cell table:number-columns-repeated="2"/>
        </table:table-row>
        <table:table-row table:style-name="ro2">
          <table:table-cell office:value-type="float" office:value="0.044" calcext:value-type="float">
            <text:p>4,40E-002</text:p>
          </table:table-cell>
          <table:table-cell office:value-type="float" office:value="0.032" calcext:value-type="float">
            <text:p>3,20E-002</text:p>
          </table:table-cell>
          <table:table-cell office:value-type="float" office:value="0.00018176" calcext:value-type="float">
            <text:p>1,82E-004</text:p>
          </table:table-cell>
          <table:table-cell office:value-type="float" office:value="176.056338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46" calcext:value-type="float">
            <text:p>4,60E-002</text:p>
          </table:table-cell>
          <table:table-cell office:value-type="float" office:value="0.034" calcext:value-type="float">
            <text:p>3,40E-002</text:p>
          </table:table-cell>
          <table:table-cell office:value-type="float" office:value="0.00019017" calcext:value-type="float">
            <text:p>1,90E-004</text:p>
          </table:table-cell>
          <table:table-cell office:value-type="float" office:value="178.787401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48" calcext:value-type="float">
            <text:p>4,80E-002</text:p>
          </table:table-cell>
          <table:table-cell office:value-type="float" office:value="0.0352" calcext:value-type="float">
            <text:p>3,52E-002</text:p>
          </table:table-cell>
          <table:table-cell office:value-type="float" office:value="0.00019853" calcext:value-type="float">
            <text:p>1,99E-004</text:p>
          </table:table-cell>
          <table:table-cell office:value-type="float" office:value="177.303178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5" calcext:value-type="float">
            <text:p>5,00E-002</text:p>
          </table:table-cell>
          <table:table-cell office:value-type="float" office:value="0.0372" calcext:value-type="float">
            <text:p>3,72E-002</text:p>
          </table:table-cell>
          <table:table-cell office:value-type="float" office:value="0.00020661" calcext:value-type="float">
            <text:p>2,07E-004</text:p>
          </table:table-cell>
          <table:table-cell office:value-type="float" office:value="180.049368" calcext:value-type="float">
            <text:p>1,80E+002</text:p>
          </table:table-cell>
          <table:table-cell table:number-columns-repeated="2"/>
        </table:table-row>
        <table:table-row table:style-name="ro2">
          <table:table-cell office:value-type="float" office:value="0.052" calcext:value-type="float">
            <text:p>5,20E-002</text:p>
          </table:table-cell>
          <table:table-cell office:value-type="float" office:value="0.0384" calcext:value-type="float">
            <text:p>3,84E-002</text:p>
          </table:table-cell>
          <table:table-cell office:value-type="float" office:value="0.00021501" calcext:value-type="float">
            <text:p>2,15E-004</text:p>
          </table:table-cell>
          <table:table-cell office:value-type="float" office:value="178.596344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54" calcext:value-type="float">
            <text:p>5,40E-002</text:p>
          </table:table-cell>
          <table:table-cell office:value-type="float" office:value="0.0404" calcext:value-type="float">
            <text:p>4,04E-002</text:p>
          </table:table-cell>
          <table:table-cell office:value-type="float" office:value="0.00022307" calcext:value-type="float">
            <text:p>2,23E-004</text:p>
          </table:table-cell>
          <table:table-cell office:value-type="float" office:value="181.109069" calcext:value-type="float">
            <text:p>1,81E+002</text:p>
          </table:table-cell>
          <table:table-cell table:number-columns-repeated="2"/>
        </table:table-row>
        <table:table-row table:style-name="ro2">
          <table:table-cell office:value-type="float" office:value="0.056" calcext:value-type="float">
            <text:p>5,60E-002</text:p>
          </table:table-cell>
          <table:table-cell office:value-type="float" office:value="0.0416" calcext:value-type="float">
            <text:p>4,16E-002</text:p>
          </table:table-cell>
          <table:table-cell office:value-type="float" office:value="0.0002318" calcext:value-type="float">
            <text:p>2,32E-004</text:p>
          </table:table-cell>
          <table:table-cell office:value-type="float" office:value="179.465056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58" calcext:value-type="float">
            <text:p>5,80E-002</text:p>
          </table:table-cell>
          <table:table-cell office:value-type="float" office:value="0.0428" calcext:value-type="float">
            <text:p>4,28E-002</text:p>
          </table:table-cell>
          <table:table-cell office:value-type="float" office:value="0.00023991" calcext:value-type="float">
            <text:p>2,40E-004</text:p>
          </table:table-cell>
          <table:table-cell office:value-type="float" office:value="178.400233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6" calcext:value-type="float">
            <text:p>6,00E-002</text:p>
          </table:table-cell>
          <table:table-cell office:value-type="float" office:value="0.0448" calcext:value-type="float">
            <text:p>4,48E-002</text:p>
          </table:table-cell>
          <table:table-cell office:value-type="float" office:value="0.0002482" calcext:value-type="float">
            <text:p>2,48E-004</text:p>
          </table:table-cell>
          <table:table-cell office:value-type="float" office:value="180.499597" calcext:value-type="float">
            <text:p>1,80E+002</text:p>
          </table:table-cell>
          <table:table-cell table:number-columns-repeated="2"/>
        </table:table-row>
        <table:table-row table:style-name="ro2">
          <table:table-cell office:value-type="float" office:value="0.062" calcext:value-type="float">
            <text:p>6,20E-002</text:p>
          </table:table-cell>
          <table:table-cell office:value-type="float" office:value="0.0456" calcext:value-type="float">
            <text:p>4,56E-002</text:p>
          </table:table-cell>
          <table:table-cell office:value-type="float" office:value="0.00025639" calcext:value-type="float">
            <text:p>2,56E-004</text:p>
          </table:table-cell>
          <table:table-cell office:value-type="float" office:value="177.85405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64" calcext:value-type="float">
            <text:p>6,40E-002</text:p>
          </table:table-cell>
          <table:table-cell office:value-type="float" office:value="0.0468" calcext:value-type="float">
            <text:p>4,68E-002</text:p>
          </table:table-cell>
          <table:table-cell office:value-type="float" office:value="0.00026463" calcext:value-type="float">
            <text:p>2,65E-004</text:p>
          </table:table-cell>
          <table:table-cell office:value-type="float" office:value="176.850697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66" calcext:value-type="float">
            <text:p>6,60E-002</text:p>
          </table:table-cell>
          <table:table-cell office:value-type="float" office:value="0.048" calcext:value-type="float">
            <text:p>4,80E-002</text:p>
          </table:table-cell>
          <table:table-cell office:value-type="float" office:value="0.00027326" calcext:value-type="float">
            <text:p>2,73E-004</text:p>
          </table:table-cell>
          <table:table-cell office:value-type="float" office:value="175.656884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68" calcext:value-type="float">
            <text:p>6,80E-002</text:p>
          </table:table-cell>
          <table:table-cell office:value-type="float" office:value="0.0496" calcext:value-type="float">
            <text:p>4,96E-002</text:p>
          </table:table-cell>
          <table:table-cell office:value-type="float" office:value="0.00028144" calcext:value-type="float">
            <text:p>2,81E-004</text:p>
          </table:table-cell>
          <table:table-cell office:value-type="float" office:value="176.236498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7" calcext:value-type="float">
            <text:p>7,00E-002</text:p>
          </table:table-cell>
          <table:table-cell office:value-type="float" office:value="0.0516" calcext:value-type="float">
            <text:p>5,16E-002</text:p>
          </table:table-cell>
          <table:table-cell office:value-type="float" office:value="0.00028981" calcext:value-type="float">
            <text:p>2,90E-004</text:p>
          </table:table-cell>
          <table:table-cell office:value-type="float" office:value="178.047686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72" calcext:value-type="float">
            <text:p>7,20E-002</text:p>
          </table:table-cell>
          <table:table-cell office:value-type="float" office:value="0.0524" calcext:value-type="float">
            <text:p>5,24E-002</text:p>
          </table:table-cell>
          <table:table-cell office:value-type="float" office:value="0.00029781" calcext:value-type="float">
            <text:p>2,98E-004</text:p>
          </table:table-cell>
          <table:table-cell office:value-type="float" office:value="175.95111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74" calcext:value-type="float">
            <text:p>7,40E-002</text:p>
          </table:table-cell>
          <table:table-cell office:value-type="float" office:value="0.0548" calcext:value-type="float">
            <text:p>5,48E-002</text:p>
          </table:table-cell>
          <table:table-cell office:value-type="float" office:value="0.00030621" calcext:value-type="float">
            <text:p>3,06E-004</text:p>
          </table:table-cell>
          <table:table-cell office:value-type="float" office:value="178.96215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76" calcext:value-type="float">
            <text:p>7,60E-002</text:p>
          </table:table-cell>
          <table:table-cell office:value-type="float" office:value="0.056" calcext:value-type="float">
            <text:p>5,60E-002</text:p>
          </table:table-cell>
          <table:table-cell office:value-type="float" office:value="0.00031467" calcext:value-type="float">
            <text:p>3,15E-004</text:p>
          </table:table-cell>
          <table:table-cell office:value-type="float" office:value="177.964216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78" calcext:value-type="float">
            <text:p>7,80E-002</text:p>
          </table:table-cell>
          <table:table-cell office:value-type="float" office:value="0.0576" calcext:value-type="float">
            <text:p>5,76E-002</text:p>
          </table:table-cell>
          <table:table-cell office:value-type="float" office:value="0.00032309" calcext:value-type="float">
            <text:p>3,23E-004</text:p>
          </table:table-cell>
          <table:table-cell office:value-type="float" office:value="178.278498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8" calcext:value-type="float">
            <text:p>8,00E-002</text:p>
          </table:table-cell>
          <table:table-cell office:value-type="float" office:value="0.0592" calcext:value-type="float">
            <text:p>5,92E-002</text:p>
          </table:table-cell>
          <table:table-cell office:value-type="float" office:value="0.00033105" calcext:value-type="float">
            <text:p>3,31E-004</text:p>
          </table:table-cell>
          <table:table-cell office:value-type="float" office:value="178.824951" calcext:value-type="float">
            <text:p>1,79E+002</text:p>
          </table:table-cell>
          <table:table-cell table:number-columns-repeated="2"/>
        </table:table-row>
        <table:table-row table:style-name="ro2">
          <table:table-cell office:value-type="float" office:value="0.082" calcext:value-type="float">
            <text:p>8,20E-002</text:p>
          </table:table-cell>
          <table:table-cell office:value-type="float" office:value="0.06" calcext:value-type="float">
            <text:p>6,00E-002</text:p>
          </table:table-cell>
          <table:table-cell office:value-type="float" office:value="0.00033948" calcext:value-type="float">
            <text:p>3,39E-004</text:p>
          </table:table-cell>
          <table:table-cell office:value-type="float" office:value="176.740898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084" calcext:value-type="float">
            <text:p>8,40E-002</text:p>
          </table:table-cell>
          <table:table-cell office:value-type="float" office:value="0.0612" calcext:value-type="float">
            <text:p>6,12E-002</text:p>
          </table:table-cell>
          <table:table-cell office:value-type="float" office:value="0.00034772" calcext:value-type="float">
            <text:p>3,48E-004</text:p>
          </table:table-cell>
          <table:table-cell office:value-type="float" office:value="176.003681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86" calcext:value-type="float">
            <text:p>8,60E-002</text:p>
          </table:table-cell>
          <table:table-cell office:value-type="float" office:value="0.0628" calcext:value-type="float">
            <text:p>6,28E-002</text:p>
          </table:table-cell>
          <table:table-cell office:value-type="float" office:value="0.00035619" calcext:value-type="float">
            <text:p>3,56E-004</text:p>
          </table:table-cell>
          <table:table-cell office:value-type="float" office:value="176.310396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88" calcext:value-type="float">
            <text:p>8,80E-002</text:p>
          </table:table-cell>
          <table:table-cell office:value-type="float" office:value="0.0648" calcext:value-type="float">
            <text:p>6,48E-002</text:p>
          </table:table-cell>
          <table:table-cell office:value-type="float" office:value="0.0003643" calcext:value-type="float">
            <text:p>3,64E-004</text:p>
          </table:table-cell>
          <table:table-cell office:value-type="float" office:value="177.875377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9" calcext:value-type="float">
            <text:p>9,00E-002</text:p>
          </table:table-cell>
          <table:table-cell office:value-type="float" office:value="0.0664" calcext:value-type="float">
            <text:p>6,64E-002</text:p>
          </table:table-cell>
          <table:table-cell office:value-type="float" office:value="0.00037267" calcext:value-type="float">
            <text:p>3,73E-004</text:p>
          </table:table-cell>
          <table:table-cell office:value-type="float" office:value="178.173719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92" calcext:value-type="float">
            <text:p>9,20E-002</text:p>
          </table:table-cell>
          <table:table-cell office:value-type="float" office:value="0.0672" calcext:value-type="float">
            <text:p>6,72E-002</text:p>
          </table:table-cell>
          <table:table-cell office:value-type="float" office:value="0.00038099" calcext:value-type="float">
            <text:p>3,81E-004</text:p>
          </table:table-cell>
          <table:table-cell office:value-type="float" office:value="176.382582" calcext:value-type="float">
            <text:p>1,76E+002</text:p>
          </table:table-cell>
          <table:table-cell table:number-columns-repeated="2"/>
        </table:table-row>
        <table:table-row table:style-name="ro2">
          <table:table-cell office:value-type="float" office:value="0.094" calcext:value-type="float">
            <text:p>9,40E-002</text:p>
          </table:table-cell>
          <table:table-cell office:value-type="float" office:value="0.0692" calcext:value-type="float">
            <text:p>6,92E-002</text:p>
          </table:table-cell>
          <table:table-cell office:value-type="float" office:value="0.00038897" calcext:value-type="float">
            <text:p>3,89E-004</text:p>
          </table:table-cell>
          <table:table-cell office:value-type="float" office:value="177.905751" calcext:value-type="float">
            <text:p>1,78E+002</text:p>
          </table:table-cell>
          <table:table-cell table:number-columns-repeated="2"/>
        </table:table-row>
        <table:table-row table:style-name="ro2">
          <table:table-cell office:value-type="float" office:value="0.096" calcext:value-type="float">
            <text:p>9,60E-002</text:p>
          </table:table-cell>
          <table:table-cell office:value-type="float" office:value="0.0696" calcext:value-type="float">
            <text:p>6,96E-002</text:p>
          </table:table-cell>
          <table:table-cell office:value-type="float" office:value="0.00039776" calcext:value-type="float">
            <text:p>3,98E-004</text:p>
          </table:table-cell>
          <table:table-cell office:value-type="float" office:value="174.979887" calcext:value-type="float">
            <text:p>1,75E+002</text:p>
          </table:table-cell>
          <table:table-cell table:number-columns-repeated="2"/>
        </table:table-row>
        <table:table-row table:style-name="ro2">
          <table:table-cell office:value-type="float" office:value="0.098" calcext:value-type="float">
            <text:p>9,80E-002</text:p>
          </table:table-cell>
          <table:table-cell office:value-type="float" office:value="0.072" calcext:value-type="float">
            <text:p>7,20E-002</text:p>
          </table:table-cell>
          <table:table-cell office:value-type="float" office:value="0.00040591" calcext:value-type="float">
            <text:p>4,06E-004</text:p>
          </table:table-cell>
          <table:table-cell office:value-type="float" office:value="177.379222" calcext:value-type="float">
            <text:p>1,77E+002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1,00E-001</text:p>
          </table:table-cell>
          <table:table-cell office:value-type="float" office:value="0.0728" calcext:value-type="float">
            <text:p>7,28E-002</text:p>
          </table:table-cell>
          <table:table-cell office:value-type="float" office:value="0.00041432" calcext:value-type="float">
            <text:p>4,14E-004</text:p>
          </table:table-cell>
          <table:table-cell office:value-type="float" office:value="175.709596" calcext:value-type="float">
            <text:p>1,76E+002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TEST RESULTS: <text:s/>RES4P <text:s/>06/18/2015 <text:s/>11:02:31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1:38:06.327966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1:49:41.727478888</dc:date>
    <dc:creator>Nicolas Paillet</dc:creator>
    <meta:editing-duration>PT27M12S</meta:editing-duration>
    <meta:editing-cycles>3</meta:editing-cycles>
    <meta:generator>LibreOffice/4.3.7.2$Linux_X86_64 LibreOffice_project/430m0$Build-2</meta:generator>
    <meta:document-statistic meta:table-count="1" meta:cell-count="4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1_1.B111:1_1.C1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1_1.B111:1_1.C1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7cm" svg:height="10.402cm" xlink:href=".." xlink:type="simple" chart:class="chart:scatter" chart:column-mapping="1 0" chart:style-name="ch1">
        <chart:legend chart:legend-position="end" svg:x="17.971cm" svg:y="4.653cm" style:legend-expansion="high" chart:style-name="ch2"/>
        <chart:plot-area chart:style-name="ch3" table:cell-range-address="1_1.B45:1_1.C145" svg:x="0.439cm" svg:y="0.208cm" svg:width="15.5cm" svg:height="9.984cm">
          <chartooo:coordinate-region svg:x="1.274cm" svg:y="0.407cm" svg:width="13.883cm" svg:height="9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.B45:1_1.B145" chart:class="chart:scatter">
            <chart:domain table:cell-range-address="1_1.C45:1_1.C145"/>
            <chart:regression-curve chart:style-name="ch7">
              <chart:equation chart:display-equation="true" chart:display-r-square="true" svg:x="15.4cm" svg:y="2.451cm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41619">
                <text:p>-0.00041619</text:p>
                <draw:g>
                  <svg:desc>1_1.C45:1_1.C145</svg:desc>
                </draw:g>
              </table:table-cell>
              <table:table-cell office:value-type="float" office:value="-0.0732">
                <text:p>-0.0732</text:p>
                <draw:g>
                  <svg:desc>1_1.B45:1_1.B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40795">
                <text:p>-0.00040795</text:p>
              </table:table-cell>
              <table:table-cell office:value-type="float" office:value="-0.0708">
                <text:p>-0.0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39961">
                <text:p>-0.0003996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39152">
                <text:p>-0.00039152</text:p>
              </table:table-cell>
              <table:table-cell office:value-type="float" office:value="-0.0676">
                <text:p>-0.0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38305">
                <text:p>-0.00038305</text:p>
              </table:table-cell>
              <table:table-cell office:value-type="float" office:value="-0.0664">
                <text:p>-0.0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37466">
                <text:p>-0.00037466</text:p>
              </table:table-cell>
              <table:table-cell office:value-type="float" office:value="-0.0648">
                <text:p>-0.0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36626">
                <text:p>-0.00036626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35817">
                <text:p>-0.00035817</text:p>
              </table:table-cell>
              <table:table-cell office:value-type="float" office:value="-0.0616">
                <text:p>-0.0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34984">
                <text:p>-0.00034984</text:p>
              </table:table-cell>
              <table:table-cell office:value-type="float" office:value="-0.0612">
                <text:p>-0.0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34173">
                <text:p>-0.00034173</text:p>
              </table:table-cell>
              <table:table-cell office:value-type="float" office:value="-0.0592">
                <text:p>-0.0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33305">
                <text:p>-0.00033305</text:p>
              </table:table-cell>
              <table:table-cell office:value-type="float" office:value="-0.0576">
                <text:p>-0.0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32488">
                <text:p>-0.00032488</text:p>
              </table:table-cell>
              <table:table-cell office:value-type="float" office:value="-0.0556">
                <text:p>-0.0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3166">
                <text:p>-0.0003166</text:p>
              </table:table-cell>
              <table:table-cell office:value-type="float" office:value="-0.0544">
                <text:p>-0.0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30849">
                <text:p>-0.00030849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30021">
                <text:p>-0.00030021</text:p>
              </table:table-cell>
              <table:table-cell office:value-type="float" office:value="-0.0524">
                <text:p>-0.0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29164">
                <text:p>-0.00029164</text:p>
              </table:table-cell>
              <table:table-cell office:value-type="float" office:value="-0.0508">
                <text:p>-0.0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28355">
                <text:p>-0.00028355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2751">
                <text:p>-0.0002751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26695">
                <text:p>-0.00026695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25864">
                <text:p>-0.00025864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25019">
                <text:p>-0.00025019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24172">
                <text:p>-0.00024172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23372">
                <text:p>-0.0002337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2253">
                <text:p>-0.0002253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21719">
                <text:p>-0.00021719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20893">
                <text:p>-0.00020893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20046">
                <text:p>-0.00020046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19213">
                <text:p>-0.00019213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8385">
                <text:p>-0.0001838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7568">
                <text:p>-0.00017568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1673">
                <text:p>-0.0001673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15886">
                <text:p>-0.00015886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15046">
                <text:p>-0.00015046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14243">
                <text:p>-0.00014243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134">
                <text:p>-0.000134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12591">
                <text:p>-0.00012591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11724">
                <text:p>-0.0001172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10906">
                <text:p>-0.00010906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10073">
                <text:p>-0.00010073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92626">
                <text:p>-0.000092626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84246">
                <text:p>-0.00008424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75873">
                <text:p>-0.000075873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67491">
                <text:p>-0.000067491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59391">
                <text:p>-0.000059391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51027">
                <text:p>-0.000051027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42776">
                <text:p>-0.000042776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34254">
                <text:p>-0.000034254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2591">
                <text:p>-0.0000259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17779">
                <text:p>-0.000017779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94982">
                <text:p>-0.0000094982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11649">
                <text:p>-0.000001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74689">
                <text:p>0.000007468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15547">
                <text:p>0.000015547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3844">
                <text:p>0.000023844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32427">
                <text:p>0.00003242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40588">
                <text:p>0.000040588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48948">
                <text:p>0.00004894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57025">
                <text:p>0.000057025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65455">
                <text:p>0.00006545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73833">
                <text:p>0.000073833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82301">
                <text:p>0.00008230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90319">
                <text:p>0.000090319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98712">
                <text:p>0.000098712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06812">
                <text:p>0.000106812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1522">
                <text:p>0.0001152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2372">
                <text:p>0.00012372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3189">
                <text:p>0.0001318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4021">
                <text:p>0.00014021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4868">
                <text:p>0.00014868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5693">
                <text:p>0.00015693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6523">
                <text:p>0.00016523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734">
                <text:p>0.000173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8176">
                <text:p>0.0001817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9017">
                <text:p>0.0001901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9853">
                <text:p>0.00019853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0661">
                <text:p>0.00020661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1501">
                <text:p>0.00021501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2307">
                <text:p>0.00022307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318">
                <text:p>0.0002318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3991">
                <text:p>0.00023991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482">
                <text:p>0.0002482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5639">
                <text:p>0.00025639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6463">
                <text:p>0.00026463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7326">
                <text:p>0.0002732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8144">
                <text:p>0.00028144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8981">
                <text:p>0.00028981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9781">
                <text:p>0.00029781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0621">
                <text:p>0.00030621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1467">
                <text:p>0.0003146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2309">
                <text:p>0.00032309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3105">
                <text:p>0.00033105</text:p>
              </table:table-cell>
              <table:table-cell office:value-type="float" office:value="0.0592">
                <text:p>0.0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3948">
                <text:p>0.0003394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4772">
                <text:p>0.00034772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5619">
                <text:p>0.00035619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643">
                <text:p>0.0003643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7267">
                <text:p>0.00037267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8099">
                <text:p>0.00038099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8897">
                <text:p>0.00038897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9776">
                <text:p>0.00039776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0591">
                <text:p>0.0004059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1432">
                <text:p>0.00041432</text:p>
              </table:table-cell>
              <table:table-cell office:value-type="float" office:value="0.0728">
                <text:p>0.0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